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1.62pt" svg:y="45.78pt">
            <loext:p draw:notify-on-update-of-ranges="Sheet1.A10:Sheet1.A18 Sheet1.B10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20-15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-125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14950" calcext:value-type="float">
            <text:p>149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points</text:p>
          </table:table-cell>
          <table:table-cell office:value-type="string" calcext:value-type="string">
            <text:p>second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8746986389" calcext:value-type="float">
            <text:p>0.3787469864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6688284874" calcext:value-type="float">
            <text:p>1.066882848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806700706" calcext:value-type="float">
            <text:p>2.1380670071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5480790138" calcext:value-type="float">
            <text:p>3.5548079014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46364188194" calcext:value-type="float">
            <text:p>5.4636418819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6269407272" calcext:value-type="float">
            <text:p>7.5626940727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3037979603" calcext:value-type="float">
            <text:p>10.303797960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0481419563" calcext:value-type="float">
            <text:p>13.0481419563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1961681843" calcext:value-type="float">
            <text:p>20.1961681843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7:16:07.244375993</meta:creation-date>
    <dc:date>2016-06-15T17:23:22.921268010</dc:date>
    <meta:editing-duration>PT7M15S</meta:editing-duration>
    <meta:editing-cycles>5</meta:editing-cycles>
    <meta:generator>LibreOffice/5.1.3.2$Linux_X86_64 LibreOffice_project/1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10:Sheet1.B18" svg:x="0.32cm" svg:y="0.18cm" svg:width="10.497cm" svg:height="8.64cm">
          <chartooo:coordinate-region svg:x="0.941cm" svg:y="0.379cm" svg:width="9.5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18" chart:class="chart:scatter">
            <chart:domain table:cell-range-address="Sheet1.A10:Sheet1.A18"/>
            <chart:regression-curve chart:style-name="ch7">
              <chart:equation chart:display-equation="true" chart:display-r-square="true" svg:x="1.007cm" svg:y="0.499cm"/>
            </chart:regression-curve>
            <chart:data-point chart:repeated="5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0:Sheet1.A18</svg:desc>
                </draw:g>
              </table:table-cell>
              <table:table-cell office:value-type="float" office:value="0.378746986389">
                <text:p>0.378746986389</text:p>
                <draw:g>
                  <svg:desc>Sheet1.B10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06688284874">
                <text:p>1.06688284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3806700706">
                <text:p>2.13806700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55480790138">
                <text:p>3.5548079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46364188194">
                <text:p>5.46364188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56269407272">
                <text:p>7.56269407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.3037979603">
                <text:p>10.3037979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0481419563">
                <text:p>13.0481419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0.1961681843">
                <text:p>20.1961681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